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officeooo:rsid="00013284" officeooo:paragraph-rsid="000132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Générer MLD et fichier.sq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meta:creation-date>2009-04-16T11:32:00Z</meta:creation-date>
    <dc:date>2016-02-14T13:33:39.826000000</dc:date>
    <meta:editing-cycles>10</meta:editing-cycles>
    <meta:editing-duration>PT23S</meta:editing-duration>
    <meta:document-statistic meta:table-count="0" meta:image-count="0" meta:object-count="0" meta:page-count="1" meta:paragraph-count="1" meta:word-count="4" meta:character-count="26" meta:non-whitespace-character-count="23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